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9"/>
    <style:style style:name="P57" style:family="paragraph" style:parent-style-name="Standard" style:list-style-name="L48">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7">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P2"/>
      <text:p text:style-name="Standard"/>
      <text:p text:style-name="Standard">version 3.3.8</text:p>
      <text:list xml:id="list3061863203143566084" text:style-name="L49">
        <text:list-item>
          <text:p text:style-name="P56">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6271781955797496024" text:style-name="L1">
        <text:list-item>
          <text:p text:style-name="P9">A new button (View frame) with an associated spinner for entry of a frame number has been added:</text:p>
          <text:p text:style-name="P9"/>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8655280595160114108" text:style-name="L2">
        <text:list-item>
          <text:p text:style-name="P10">Changed usage of max([a, b ,c]) to max(a, b, c) to see if this allows the Numba <text:soft-page-break/>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244396413374239838" text:style-name="L3">
        <text:list-item>
          <text:p text:style-name="P11">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6039339557201345345" text:style-name="L4">
        <text:list-item>
          <text:p text:style-name="P12">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6705414710505424691" text:style-name="L5">
        <text:list-item>
          <text:p text:style-name="P13">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8738267229980689301" text:style-name="L6">
        <text:list-item>
          <text:p text:style-name="P14">Changed main plot so that the scroll wheel only zooms the x axis.</text:p>
        </text:list-item>
        <text:list-item>
          <text:p text:style-name="P14">Changed lightcurve plot so that it conforms properly to 'start-of-exposure'.<text:line-break/></text:p>
        </text:list-item>
      </text:list>
      <text:p text:style-name="Standard">version 3.2.8</text:p>
      <text:list xml:id="list9063230292779001470" text:style-name="L7">
        <text:list-item>
          <text:p text:style-name="P15">Changed font size in help files --- it was fine for Mac but too big for Win10<text:line-break/></text:p>
        </text:list-item>
      </text:list>
      <text:p text:style-name="Standard">version 3.2.7</text:p>
      <text:list xml:id="list1213258752573136812" text:style-name="L8">
        <text:list-item>
          <text:p text:style-name="P16">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5349759929149537545" text:style-name="L9">
        <text:list-item>
          <text:p text:style-name="P17">This is a 'cosmetic' release --- there should be NO detectable differences from version 3.2.5 in terms of functionality.</text:p>
        </text:list-item>
        <text:list-item>
          <text:p text:style-name="P17">All python files were brought into compliance with PEP 8 coding standards. <text:s/>Only I care about that.</text:p>
        </text:list-item>
        <text:list-item>
          <text:p text:style-name="P17">More significantly, I removed the dependency on C code by using Numba as a <text:soft-page-break/>code accelerator instead of Cython. <text:s/>As a result, I no longer need to compile separate code versions for Mac, Windows, and Linux. <text:s/>That makes my life easier, but you should experience no operational changes.</text:p>
        </text:list-item>
        <text:list-item>
          <text:p text:style-name="P17">All this 'cosmetic' work is in preparation for working on PyOTE issues again.<text:line-break/> </text:p>
        </text:list-item>
      </text:list>
      <text:p text:style-name="Standard">version 3.2.5</text:p>
      <text:list xml:id="list8292601939697756591" text:style-name="L10">
        <text:list-item>
          <text:p text:style-name="P18">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6856441730843471472" text:style-name="L11">
        <text:list-item>
          <text:p text:style-name="P19">Modified the test for newer version to accommodate the different strings returned by pip 18.1 and pip 19.0+</text:p>
        </text:list-item>
        <text:list-item>
          <text:p text:style-name="P19">Added ability to invoke PyOTE from PyMovie with an externally supplied csv file that is automatically opened.<text:line-break/></text:p>
        </text:list-item>
      </text:list>
      <text:p text:style-name="Standard">version 3.2.3</text:p>
      <text:list xml:id="list7909200154455990872" text:style-name="L12">
        <text:list-item>
          <text:p text:style-name="P20">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20">Added support for the PyMovie csv format<text:line-break/></text:p>
        </text:list-item>
      </text:list>
      <text:p text:style-name="Standard">version 3.2.1</text:p>
      <text:list xml:id="list5960296960459572512" text:style-name="L13">
        <text:list-item>
          <text:p text:style-name="P21">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2048000000788700744" text:style-name="L14">
        <text:list-item>
          <text:p text:style-name="P22">Changed GUI to better align text on min max edit boxes to avoid confusion.<text:line-break/></text:p>
        </text:list-item>
      </text:list>
      <text:p text:style-name="Standard">version 3.1.9</text:p>
      <text:list xml:id="list4711274540910762034" text:style-name="L15">
        <text:list-item>
          <text:p text:style-name="P23">Fixed a bug in the test for a min/max solution search being constrained by a too large min value.<text:line-break/></text:p>
        </text:list-item>
      </text:list>
      <text:p text:style-name="Standard">version 3.1.8</text:p>
      <text:list xml:id="list2666310861610933066" text:style-name="L16">
        <text:list-item>
          <text:p text:style-name="P24"><text:soft-page-break/>version 3.1.7 was released without an updated version history. <text:s/>Here is what was changed in 3.1.7:<text:line-break/></text:p>
        </text:list-item>
        <text:list-item>
          <text:p text:style-name="P24">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6939125913207993944" text:style-name="L17">
        <text:list-item>
          <text:p text:style-name="P25">Values entered in the Manual Timestamp Entry dialog box are now 'sticky', thus making corrections easy to do without requiring re-entry of all data. </text:p>
          <text:p text:style-name="P25"><text:line-break/>Also trapped is the case where a user has entered a custom frame time but failed to click the radio button indicating that it is to be used.<text:line-break/></text:p>
        </text:list-item>
      </text:list>
      <text:p text:style-name="Standard">version 3.1.5:</text:p>
      <text:list xml:id="list7999466387760333437" text:style-name="L18">
        <text:list-item>
          <text:p text:style-name="P26">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2889830775974371914" text:style-name="L19">
        <text:list-item>
          <text:p text:style-name="P27">Fixed error in new dropped reading detection logic when light curve was processed in field mode.<text:line-break/></text:p>
        </text:list-item>
        <text:list-item>
          <text:p text:style-name="P27">Cleaned up some language in tooltips.<text:line-break/></text:p>
        </text:list-item>
      </text:list>
      <text:p text:style-name="Standard">version 3.1.3:</text:p>
      <text:list xml:id="list1616989767023307054" text:style-name="L20">
        <text:list-item>
          <text:p text:style-name="P28">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28">Eliminated the 'entry num' column in the data matrix at the lower left of the GUI. The 'entry num' is unused and a possible source of confusion with the frame or field number for the unwary.<text:line-break/><text:soft-page-break/></text:p>
        </text:list-item>
        <text:list-item>
          <text:p text:style-name="P28">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8211592838028276816" text:style-name="L21">
        <text:list-item>
          <text:p text:style-name="P29">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7767556233904376753" text:style-name="L22">
        <text:list-item>
          <text:p text:style-name="P30">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30">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30">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6731592443606586017" text:style-name="L23">
        <text:list-item>
          <text:p text:style-name="P31">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5188751823273711536" text:style-name="L24">
        <text:list-item>
          <text:p text:style-name="P32">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ext:soft-page-break/>this new feature, each test requiring a new version, even though functionality did not change,<text:line-break/></text:p>
        </text:list-item>
      </text:list>
      <text:p text:style-name="Standard">version 3.0.1:</text:p>
      <text:list xml:id="list9079185195888726378" text:style-name="L25">
        <text:list-item>
          <text:p text:style-name="P33">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5722269409705552023" text:style-name="L26">
        <text:list-item>
          <text:p text:style-name="P34">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4672089466114094944" text:style-name="L27">
        <text:list-item>
          <text:p text:style-name="P35">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2993434968355429621" text:style-name="L28">
        <text:list-item>
          <text:p text:style-name="P36">Disable the Accept integration button when user overrides an automatic block analysis with a manual block selection followed by a click on the Block integrate button.<text:line-break/></text:p>
        </text:list-item>
      </text:list>
      <text:p text:style-name="Standard">version 2.1.4:</text:p>
      <text:list xml:id="list895875835070406252" text:style-name="L29">
        <text:list-item>
          <text:p text:style-name="P37">Corrected a bug that kept manual selection of block integration from being performed after a refusal to accept the automatic block analysis results.<text:line-break/></text:p>
        </text:list-item>
      </text:list>
      <text:p text:style-name="Standard">version 2.1.3:</text:p>
      <text:list xml:id="list7455956294864275329" text:style-name="L30">
        <text:list-item>
          <text:p text:style-name="P38">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4113306219354625185" text:style-name="L31">
        <text:list-item>
          <text:p text:style-name="P39">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6594828056645775463" text:style-name="L32">
        <text:list-item>
          <text:p text:style-name="P40">Added progress bar tracking of block integration analysis because it can take an extended amount of time to complete the analysis when the light curve has many points.<text:line-break/></text:p>
        </text:list-item>
      </text:list>
      <text:p text:style-name="Standard">version 2.1.0</text:p>
      <text:list xml:id="list8881406498441057757" text:style-name="L33">
        <text:list-item>
          <text:p text:style-name="P41">Added automatic determination of 'correct' block size and offset for block <text:soft-page-break/>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5548706743624427215" text:style-name="L34">
        <text:list-item>
          <text:p text:style-name="P42">Made the selection of Tooltip display 'sticky'</text:p>
        </text:list-item>
        <text:list-item>
          <text:p text:style-name="P42">Duration calculation when D and R span midnight now handled correctly</text:p>
        </text:list-item>
      </text:list>
      <text:p text:style-name="Standard"/>
      <text:p text:style-name="Standard">version 2.0.8</text:p>
      <text:list xml:id="list4869197553492287834" text:style-name="L35">
        <text:list-item>
          <text:p text:style-name="P43">toolTips changed to invoke and display in a custom dialog box that can be moved and resized to better accommodate legacy displays</text:p>
        </text:list-item>
        <text:list-item>
          <text:p text:style-name="P43">Calc flash timing calculation fixed to properly deal with the non-integer frame numbers that can result from field processed csv files</text:p>
        </text:list-item>
        <text:list-item>
          <text:p text:style-name="P43">Flash timing has been verified to work with integrated light curves</text:p>
        </text:list-item>
        <text:list-item>
          <text:p text:style-name="P43">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2540793396277455758" text:style-name="L36">
        <text:list-item>
          <text:p text:style-name="P44">Adds a button to calculate the edge position of an LED timing flash.</text:p>
        </text:list-item>
        <text:list-item>
          <text:p text:style-name="P44">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44">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44">Adds a checkbox to force manual entry of timestamp info. <text:s/>This is useful when OCR on a VTI timed light curve has catastrophic errors. <text:s/>It is always employed when using LED flash timing.</text:p>
        </text:list-item>
      </text:list>
      <text:list xml:id="list632948280700692780" text:style-name="L37">
        <text:list-item>
          <text:p text:style-name="P45">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2967370314591728600" text:style-name="L38">
        <text:list-item>
          <text:p text:style-name="P46">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2235776380512154331" text:style-name="L39">
        <text:list-item>
          <text:p text:style-name="P47">files generated by pyote now contain PYOTE in the filename.<text:line-break/><text:soft-page-break/></text:p>
        </text:list-item>
        <text:list-item>
          <text:p text:style-name="P47">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1486260928678630437" text:style-name="L40">
        <text:list-item>
          <text:p text:style-name="P48">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2278304937329767535" text:style-name="L41">
        <text:list-item>
          <text:p text:style-name="P49">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3064166948222116319" text:style-name="L42">
        <text:list-item>
          <text:p text:style-name="P50">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7793827065460314832" text:style-name="L43">
        <text:list-item>
          <text:p text:style-name="P51">improved handling of D and R region selection so that one cannot enter an invalid configuration --- automatic corrections/changes are applied.<text:line-break/></text:p>
        </text:list-item>
        <text:list-item>
          <text:p text:style-name="P51">incorporates a new 'solver' that no longer requires an initial estimation of baseline noise. <text:s/>This 'solver' is also much faster. <text:s/>With this 'solver', the two-pass modification added in version 1.46 is no longer needed.<text:line-break/></text:p>
        </text:list-item>
        <text:list-item>
          <text:p text:style-name="P51">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7689026300375595478" text:style-name="L44">
        <text:list-item>
          <text:p text:style-name="P52">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7451601887149997702" text:style-name="L45">
        <text:list-item>
          <text:p text:style-name="P53">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soft-page-break/></text:p>
        </text:list-item>
        <text:list-item>
          <text:p text:style-name="P53">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6954273615587708517" text:style-name="L46">
        <text:list-item>
          <text:p text:style-name="P54">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4852654467754569602" text:style-name="L47">
        <text:list-item>
          <text:p text:style-name="P55"><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55">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55">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55">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8593509739871246123" text:style-name="L48">
        <text:list-item>
          <text:p text:style-name="P57">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2-08T10:34:12</dc:date>
    <meta:editing-cycles>76</meta:editing-cycles>
    <meta:editing-duration>PT19H33M</meta:editing-duration>
    <meta:document-statistic meta:table-count="0" meta:image-count="2" meta:object-count="0" meta:page-count="11" meta:paragraph-count="148" meta:word-count="4250" meta:character-count="24812"/>
    <meta:template xlink:type="simple" xlink:actuate="onRequest" xlink:title="" xlink:href="Normal"/>
  </office:meta>
</office:document-meta>
</file>